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irarchy is super important.</text:span></text:p>
      <text:p text:style-name="P1"><text:span text:style-name="T1">You'll want to open a window, and naturally you'll want to start by adding buttons and everything. First you need a layout. At least one layout. Then you can start adding commands</text:span></text:p>
      <text:p text:style-name="P1"><text:span text:style-name="T2">MEL - Layouts</text:span></text:p>
      <text:p text:style-name="P1"><text:span text:style-name="T3">Layouts help you organize UI components... Obviously.<text:s text:c="2"/>Go to the MEL helper to see what types of Layouts you can create. For instance: columnLayout. Then pay attention to the properties attatched to each type of Layout. </text:span></text:p>
      <text:p text:style-name="P1"><text:span text:style-name="T3">Window; - would be the parent</text:span></text:p>
      <text:p text:style-name="P1"><text:span text:style-name="T3">|-&gt;<text:s text:c="2"/>Layout - is now a child, and now also a current parent.</text:span></text:p>
      <text:p text:style-name="P1"><text:span text:style-name="T3">button;</text:span></text:p>
      <text:p text:style-name="P1"><text:span text:style-name="T3">button;</text:span></text:p>
      <text:p text:style-name="P1"><text:span text:style-name="T3">button; - These are all children for the Layout. </text:span></text:p>
      <text:p text:style-name="P1"><text:span text:style-name="T4"/></text:p>
      <text:p text:style-name="P1"><text:span text:style-name="T5">show Window; - Basically a retun. It has to be there for your UI script to work.</text:span></text:p>
      <text:p text:style-name="P1"><text:span text:style-name="T5">Also, make sure to delete previous windows by...</text:span></text:p>
      <text:p text:style-name="P1"><text:span text:style-name="T6"/></text:p>
      <text:p text:style-name="P1"><text:span text:style-name="T7">(Main Example)</text:span></text:p>
      <text:p text:style-name="P1"><text:span text:style-name="T7">string $mainWindow = "Chrystel'sWindow";</text:span></text:p>
      <text:p text:style-name="P1"><text:span text:style-name="T7"><text:tab/>if (`window -exists $mainWindow`)</text:span></text:p>
      <text:p text:style-name="P1"><text:span text:style-name="T7"><text:tab/>deleteUI $mainWindow;</text:span></text:p>
      <text:p text:style-name="P1"><text:span text:style-name="T7"><text:tab/>etc.</text:span></text:p>
      <text:p text:style-name="P1"><text:span text:style-name="T7">$mainWindow = `window -title "Chrystel's Toolbox" $mainWindow`;</text:span></text:p>
      <text:p text:style-name="P1"><text:span text:style-name="T7">string $mColumn = columnLayout -parent $mainWindow -columnAttach "both" 5 -rowspacing 10 -columnWidth 250;</text:span></text:p>
      <text:p text:style-name="P1"><text:span text:style-name="T7">button -parent $mColumn -label "Parent Group" -command //name of procedure// parentGroup(//parameters//);</text:span></text:p>
      <text:p text:style-name="P1"><text:span text:style-name="T7">button -parent $mColumn -label "Create Ctrls";</text:span></text:p>
      <text:p text:style-name="P1"><text:span text:style-name="T7">etc.</text:span></text:p>
      <text:p text:style-name="P1"><text:span text:style-name="T7">showWindow $mainWindow;</text:span></text:p>
      <text:p text:style-name="P1"><text:span text:style-name="T7"/></text:p>
      <text:p text:style-name="P1"><text:span text:style-name="T7"/></text:p>
      <text:p text:style-name="P1"><text:span text:style-name="T7">UI -&gt; Window, Layout, Controls(int, float, buttons etc.)</text:span></text:p>
      <text:p text:style-name="P1"><text:span text:style-name="T7">command to cell function</text:span></text:p>
      <text:p text:style-name="P1"><text:span text:style-name="T7"/></text:p>
      <text:p text:style-name="P1"><text:span text:style-name="T7">For the assignment, use the example to make a window for renamer, Random Duplicator, and Control Creator.</text:span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